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84d0" officeooo:paragraph-rsid="001284d0"/>
    </style:style>
    <style:style style:name="P2" style:family="paragraph" style:parent-style-name="Standard">
      <style:paragraph-properties fo:text-align="center" style:justify-single-word="false"/>
      <style:text-properties officeooo:rsid="001284d0" officeooo:paragraph-rsid="001284d0"/>
    </style:style>
    <style:style style:name="P3" style:family="paragraph" style:parent-style-name="Standard">
      <style:text-properties fo:font-size="14pt" officeooo:rsid="0015aa0f" officeooo:paragraph-rsid="0015aa0f" style:font-size-asian="14pt" style:font-size-complex="14pt"/>
    </style:style>
    <style:style style:name="P4" style:family="paragraph" style:parent-style-name="Standard" style:list-style-name="L1">
      <style:text-properties officeooo:rsid="001428cd" officeooo:paragraph-rsid="001428cd"/>
    </style:style>
    <style:style style:name="P5" style:family="paragraph" style:parent-style-name="Standard" style:list-style-name="L2">
      <style:paragraph-properties fo:text-align="start" style:justify-single-word="false"/>
      <style:text-properties fo:font-size="14pt" officeooo:rsid="00189c3c" officeooo:paragraph-rsid="00189c3c" style:font-size-asian="14pt" style:font-size-complex="14pt"/>
    </style:style>
    <style:style style:name="P6" style:family="paragraph" style:parent-style-name="Standard" style:list-style-name="L2">
      <style:paragraph-properties fo:text-align="start" style:justify-single-word="false"/>
      <style:text-properties officeooo:paragraph-rsid="001b5de3"/>
    </style:style>
    <style:style style:name="P7" style:family="paragraph" style:parent-style-name="Standard">
      <style:paragraph-properties fo:text-align="start" style:justify-single-word="false"/>
      <style:text-properties officeooo:paragraph-rsid="001dacf1"/>
    </style:style>
    <style:style style:name="P8" style:family="paragraph" style:parent-style-name="Standard">
      <style:paragraph-properties fo:text-align="start" style:justify-single-word="false"/>
      <style:text-properties officeooo:paragraph-rsid="0021310f"/>
    </style:style>
    <style:style style:name="P9" style:family="paragraph" style:parent-style-name="Standard" style:list-style-name="L4">
      <style:paragraph-properties fo:text-align="start" style:justify-single-word="false"/>
      <style:text-properties officeooo:paragraph-rsid="0021310f"/>
    </style:style>
    <style:style style:name="P10" style:family="paragraph" style:parent-style-name="Standard" style:list-style-name="L2">
      <style:paragraph-properties fo:text-align="start" style:justify-single-word="false"/>
      <style:text-properties fo:font-size="12pt" officeooo:rsid="0007c8a4" officeooo:paragraph-rsid="00189c3c" style:font-size-asian="12pt" style:font-size-complex="12pt"/>
    </style:style>
    <style:style style:name="P11" style:family="paragraph" style:parent-style-name="Standard" style:list-style-name="L2">
      <style:paragraph-properties fo:text-align="start" style:justify-single-word="false"/>
      <style:text-properties fo:font-size="12pt" officeooo:paragraph-rsid="00189c3c" style:font-size-asian="12pt" style:font-size-complex="12pt"/>
    </style:style>
    <style:style style:name="P12" style:family="paragraph" style:parent-style-name="Standard" style:list-style-name="L2">
      <style:paragraph-properties fo:text-align="start" style:justify-single-word="false"/>
      <style:text-properties fo:font-size="12pt" officeooo:rsid="00097756" officeooo:paragraph-rsid="00189c3c" style:font-size-asian="12pt" style:font-size-complex="12pt"/>
    </style:style>
    <style:style style:name="P13" style:family="paragraph" style:parent-style-name="Standard" style:list-style-name="L2">
      <style:paragraph-properties fo:text-align="start" style:justify-single-word="false"/>
      <style:text-properties fo:font-size="12pt" officeooo:rsid="000a7f0b" officeooo:paragraph-rsid="00189c3c" style:font-size-asian="12pt" style:font-size-complex="12pt"/>
    </style:style>
    <style:style style:name="P14" style:family="paragraph" style:parent-style-name="Standard" style:list-style-name="L2">
      <style:paragraph-properties fo:text-align="start" style:justify-single-word="false"/>
      <style:text-properties fo:font-size="12pt" officeooo:rsid="00189c3c" officeooo:paragraph-rsid="00189c3c" style:font-size-asian="12pt" style:font-size-complex="12pt"/>
    </style:style>
    <style:style style:name="P15" style:family="paragraph" style:parent-style-name="Standard" style:list-style-name="L2">
      <style:paragraph-properties fo:text-align="start" style:justify-single-word="false"/>
      <style:text-properties fo:font-size="12pt" officeooo:rsid="00189c3c" officeooo:paragraph-rsid="001c9f91" style:font-size-asian="12pt" style:font-size-complex="12pt"/>
    </style:style>
    <style:style style:name="P16" style:family="paragraph" style:parent-style-name="Standard" style:list-style-name="L2">
      <style:paragraph-properties fo:text-align="start" style:justify-single-word="false"/>
      <style:text-properties fo:font-size="12pt" officeooo:rsid="001c9f91" officeooo:paragraph-rsid="001c9f91" style:font-size-asian="12pt" style:font-size-complex="12pt"/>
    </style:style>
    <style:style style:name="P17" style:family="paragraph" style:parent-style-name="Standard">
      <style:paragraph-properties fo:text-align="start" style:justify-single-word="false"/>
      <style:text-properties fo:font-size="12pt" officeooo:rsid="001c9f91" officeooo:paragraph-rsid="001c9f91" style:font-size-asian="12pt" style:font-size-complex="12pt"/>
    </style:style>
    <style:style style:name="P18" style:family="paragraph" style:parent-style-name="Standard" style:list-style-name="L3">
      <style:paragraph-properties fo:text-align="start" style:justify-single-word="false"/>
      <style:text-properties fo:font-size="12pt" officeooo:rsid="001dacf1" officeooo:paragraph-rsid="001dacf1" style:font-size-asian="12pt" style:font-size-complex="12pt"/>
    </style:style>
    <style:style style:name="P19" style:family="paragraph" style:parent-style-name="Standard" style:list-style-name="L3">
      <style:paragraph-properties fo:text-align="start" style:justify-single-word="false"/>
      <style:text-properties fo:font-size="12pt" officeooo:rsid="001dacf1" officeooo:paragraph-rsid="001f9ec2" style:font-size-asian="12pt" style:font-size-complex="12pt"/>
    </style:style>
    <style:style style:name="P20" style:family="paragraph" style:parent-style-name="Standard" style:list-style-name="L3">
      <style:text-properties fo:font-size="12pt" officeooo:rsid="001f9ec2" officeooo:paragraph-rsid="001f9ec2" style:font-size-asian="12pt" style:font-size-complex="12pt"/>
    </style:style>
    <style:style style:name="P21" style:family="paragraph" style:parent-style-name="Standard" style:list-style-name="L3">
      <style:paragraph-properties fo:text-align="start" style:justify-single-word="false"/>
      <style:text-properties fo:font-size="12pt" officeooo:rsid="001f9ec2" officeooo:paragraph-rsid="001f9ec2" style:font-size-asian="12pt" style:font-size-complex="12pt"/>
    </style:style>
    <style:style style:name="P22" style:family="paragraph" style:parent-style-name="Standard" style:list-style-name="L3">
      <style:paragraph-properties fo:text-align="start" style:justify-single-word="false"/>
      <style:text-properties fo:font-size="12pt" officeooo:rsid="0021310f" officeooo:paragraph-rsid="0021310f" style:font-size-asian="12pt" style:font-size-complex="12pt"/>
    </style:style>
    <style:style style:name="P23" style:family="paragraph" style:parent-style-name="Standard">
      <style:paragraph-properties fo:text-align="start" style:justify-single-word="false"/>
      <style:text-properties fo:font-size="12pt" officeooo:rsid="000c3b01" officeooo:paragraph-rsid="00189c3c" fo:background-color="transparent" style:font-size-asian="12pt" style:font-size-complex="12pt"/>
    </style:style>
    <style:style style:name="P24" style:family="paragraph" style:parent-style-name="Standard">
      <style:paragraph-properties fo:text-align="start" style:justify-single-word="false"/>
      <style:text-properties fo:font-size="12pt" officeooo:rsid="000c3b01" officeooo:paragraph-rsid="00189c3c" fo:background-color="transparent" style:font-size-asian="12pt" style:font-size-complex="12pt"/>
    </style:style>
    <style:style style:name="P25" style:family="paragraph" style:parent-style-name="Standard">
      <style:paragraph-properties fo:text-align="start" style:justify-single-word="false"/>
      <style:text-properties fo:color="#ff0000" fo:font-size="10pt" officeooo:rsid="001f9ec2" officeooo:paragraph-rsid="001f9ec2" fo:background-color="transparent" style:font-size-asian="10pt" style:font-size-complex="10pt"/>
    </style:style>
    <style:style style:name="P26" style:family="paragraph" style:parent-style-name="Standard">
      <style:paragraph-properties fo:text-align="start" style:justify-single-word="false"/>
      <style:text-properties fo:color="#ff0000" fo:font-size="10pt" officeooo:rsid="001f9ec2" officeooo:paragraph-rsid="0021310f" fo:background-color="transparent" style:font-size-asian="10pt" style:font-size-complex="10pt"/>
    </style:style>
    <style:style style:name="P27" style:family="paragraph" style:parent-style-name="Standard">
      <style:paragraph-properties fo:text-align="start" style:justify-single-word="false"/>
      <style:text-properties fo:color="#ff0000" fo:font-size="10pt" officeooo:rsid="000c3b01" officeooo:paragraph-rsid="00189c3c" fo:background-color="transparent" style:font-size-asian="10pt" style:font-size-complex="10pt"/>
    </style:style>
    <style:style style:name="P28" style:family="paragraph" style:parent-style-name="Standard" style:list-style-name="L4">
      <style:paragraph-properties fo:text-align="start" style:justify-single-word="false"/>
      <style:text-properties officeooo:rsid="00249e49" officeooo:paragraph-rsid="00257f25"/>
    </style:style>
    <style:style style:name="P29" style:family="paragraph" style:parent-style-name="Standard" style:list-style-name="L4">
      <style:paragraph-properties fo:text-align="start" style:justify-single-word="false"/>
      <style:text-properties officeooo:rsid="0025fa55" officeooo:paragraph-rsid="0025fa55"/>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officeooo:rsid="001dacf1" style:font-size-asian="14pt" style:font-size-complex="14pt"/>
    </style:style>
    <style:style style:name="T4" style:family="text">
      <style:text-properties fo:background-color="#ffff00" loext:char-shading-value="0"/>
    </style:style>
    <style:style style:name="T5" style:family="text">
      <style:text-properties officeooo:rsid="00097756" fo:background-color="#ffff00" loext:char-shading-value="0"/>
    </style:style>
    <style:style style:name="T6" style:family="text">
      <style:text-properties officeooo:rsid="00189c3c" fo:background-color="#ffff00" loext:char-shading-value="0"/>
    </style:style>
    <style:style style:name="T7" style:family="text">
      <style:text-properties officeooo:rsid="000a7f0b" fo:background-color="#ffff00" loext:char-shading-value="0"/>
    </style:style>
    <style:style style:name="T8" style:family="text">
      <style:text-properties officeooo:rsid="00097756"/>
    </style:style>
    <style:style style:name="T9" style:family="text">
      <style:text-properties officeooo:rsid="000a7f0b"/>
    </style:style>
    <style:style style:name="T10" style:family="text">
      <style:text-properties officeooo:rsid="000b5adc"/>
    </style:style>
    <style:style style:name="T11" style:family="text">
      <style:text-properties fo:font-size="12pt" style:font-size-asian="12pt" style:font-size-complex="12pt"/>
    </style:style>
    <style:style style:name="T12" style:family="text">
      <style:text-properties fo:font-size="12pt" officeooo:rsid="0007c8a4" style:font-size-asian="12pt" style:font-size-complex="12pt"/>
    </style:style>
    <style:style style:name="T13" style:family="text">
      <style:text-properties fo:font-size="12pt" officeooo:rsid="001b5de3" style:font-size-asian="12pt" style:font-size-complex="12pt"/>
    </style:style>
    <style:style style:name="T14" style:family="text">
      <style:text-properties fo:font-size="12pt" officeooo:rsid="001dacf1" style:font-size-asian="12pt" style:font-size-complex="12pt"/>
    </style:style>
    <style:style style:name="T15" style:family="text">
      <style:text-properties fo:font-size="12pt" officeooo:rsid="0007c8a4" fo:background-color="#ffff00" loext:char-shading-value="0" style:font-size-asian="12pt" style:font-size-complex="12pt"/>
    </style:style>
    <style:style style:name="T16" style:family="text">
      <style:text-properties fo:font-size="12pt" officeooo:rsid="000c3b01" fo:background-color="transparent" loext:char-shading-value="0" style:font-size-asian="12pt" style:font-size-complex="12pt"/>
    </style:style>
    <style:style style:name="T17" style:family="text">
      <style:text-properties fo:font-size="12pt" officeooo:rsid="0021310f" fo:background-color="transparent" loext:char-shading-value="0" style:font-size-asian="12pt" style:font-size-complex="12pt"/>
    </style:style>
    <style:style style:name="T18" style:family="text">
      <style:text-properties fo:font-size="12pt" officeooo:rsid="001f9ec2" fo:background-color="transparent" loext:char-shading-value="0" style:font-size-asian="12pt" style:font-size-complex="12pt"/>
    </style:style>
    <style:style style:name="T19" style:family="text">
      <style:text-properties fo:font-size="12pt" officeooo:rsid="000c3b01" fo:background-color="#800080" loext:char-shading-value="0" style:font-size-asian="12pt" style:font-size-complex="12pt"/>
    </style:style>
    <style:style style:name="T20" style:family="text">
      <style:text-properties fo:background-color="#800080" loext:char-shading-value="0"/>
    </style:style>
    <style:style style:name="T21" style:family="text">
      <style:text-properties fo:color="#000000"/>
    </style:style>
    <style:style style:name="T22" style:family="text">
      <style:text-properties fo:color="#000000" fo:background-color="#2a6099" loext:char-shading-value="0"/>
    </style:style>
    <style:style style:name="T23" style:family="text">
      <style:text-properties fo:color="#000000" fo:font-size="12pt" officeooo:rsid="0021310f" fo:background-color="transparent" loext:char-shading-value="0" style:font-size-asian="12pt" style:font-size-complex="12pt"/>
    </style:style>
    <style:style style:name="T24" style:family="text">
      <style:text-properties fo:color="#000000" fo:font-size="12pt" fo:background-color="transparent" loext:char-shading-value="0" style:font-size-asian="12pt" style:font-size-complex="12pt"/>
    </style:style>
    <style:style style:name="T25" style:family="text">
      <style:text-properties fo:color="#000000" fo:font-size="12pt" officeooo:rsid="00257f25" fo:background-color="transparent" loext:char-shading-value="0" style:font-size-asian="12pt" style:font-size-complex="12pt"/>
    </style:style>
    <style:style style:name="T26" style:family="text">
      <style:text-properties fo:color="#000000" fo:font-size="12pt" officeooo:rsid="0021310f" fo:background-color="#ffff00" loext:char-shading-value="0" style:font-size-asian="12pt" style:font-size-complex="12pt"/>
    </style:style>
    <style:style style:name="T27" style:family="text">
      <style:text-properties fo:color="#000000" fo:font-size="12pt" officeooo:rsid="00257f25" fo:background-color="#ffff00" loext:char-shading-value="0" style:font-size-asian="12pt" style:font-size-complex="12pt"/>
    </style:style>
    <style:style style:name="T28" style:family="text">
      <style:text-properties fo:color="#000000" fo:font-size="12pt" fo:background-color="#ffff00" loext:char-shading-value="0" style:font-size-asian="12pt" style:font-size-complex="12pt"/>
    </style:style>
    <style:style style:name="T29" style:family="text">
      <style:text-properties fo:color="#000000"/>
    </style:style>
    <style:style style:name="T30" style:family="text">
      <style:text-properties fo:color="#000000" fo:background-color="#800080" loext:char-shading-value="0"/>
    </style:style>
    <style:style style:name="T31" style:family="text">
      <style:text-properties officeooo:rsid="002131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xpress Js - Node Js</text:span> </text:p>
      <text:p text:style-name="P1"><text:span text:style-name="T2">Introduction</text:span> </text:p>
      <text:list xml:id="list1085068042" text:style-name="L1">
        <text:list-item>
          <text:p text:style-name="P4">Express is a node frame work. IT does a similar job to the job jQuery does with the DOM. By making the developer’s developing work easier. </text:p>
        </text:list-item>
      </text:list>
      <text:p text:style-name="P3">Creating a Server on the Local Machine.</text:p>
      <text:list xml:id="list877816060" text:style-name="L2">
        <text:list-item>
          <text:p text:style-name="P10">Within the same folder the .js file is created at. Type “<text:span text:style-name="T4">npm init</text:span>”. <text:span text:style-name="T8">This will run through a utility that will help you create a .json file. Then, when done press enter </text:span></text:p>
          <text:list>
            <text:list-item>
              <text:p text:style-name="P6"><text:span text:style-name="T12">“</text:span><text:span text:style-name="T15">npm init</text:span><text:span text:style-name="T12">” </text:span><text:span text:style-name="T13">is</text:span><text:span text:style-name="T12"> used to set up a new or existing npm package</text:span></text:p>
            </text:list-item>
          </text:list>
        </text:list-item>
        <text:list-item>
          <text:p text:style-name="P11"><text:span text:style-name="T8">Type the name of the package you want to have in that folder. That package will have a .json form. The name of the package will be inside parentheses (e.g., </text:span><text:span text:style-name="T5">(</text:span><text:span text:style-name="T6">myExpress</text:span><text:span text:style-name="T5">)</text:span><text:span text:style-name="T8">). When done press enter</text:span></text:p>
        </text:list-item>
        <text:list-item>
          <text:p text:style-name="P12">Type the version (e.g., (1.0.0))</text:p>
        </text:list-item>
        <text:list-item>
          <text:p text:style-name="P11"><text:span text:style-name="T8">Enter a description about the package (e.g., “</text:span><text:span text:style-name="T5">This is </text:span><text:span text:style-name="T6">project for a server</text:span><text:span text:style-name="T8">”)</text:span></text:p>
        </text:list-item>
        <text:list-item>
          <text:p text:style-name="P13"><text:span text:style-name="T8">E</text:span>nter the “enter point”. This is the name of the main .js file. It is recommended that you create that js file before hand. (e.g., (<text:span text:style-name="T4">index.js</text:span>))</text:p>
          <text:list>
            <text:list-item>
              <text:p text:style-name="P13">Entry point is the javascript file that will be invoked when consumers of your module “require” it, this file will include the main logic for your module, or if it is a large module you can export public functions found with other files (typically in the lib directory</text:p>
            </text:list-item>
            <text:list-item>
              <text:p text:style-name="P13">For any project, entry point is the file from which execution starts. It depends on project configuration and run time environment of the technology we are using. Examples : For a node.js project app.js is used initializes the app and glues everything together.</text:p>
            </text:list-item>
          </text:list>
        </text:list-item>
        <text:list-item>
          <text:p text:style-name="P13">Ignore, “test command”, “git repository”, “keywords” <text:s/></text:p>
        </text:list-item>
        <text:list-item>
          <text:p text:style-name="P11"><text:span text:style-name="T9">Enter the “author”’s name (e.g., </text:span><text:span text:style-name="T7">Moe</text:span><text:span text:style-name="T9">)</text:span></text:p>
        </text:list-item>
        <text:list-item>
          <text:p text:style-name="P13">Enter the licence e.g., ((<text:span text:style-name="T4">ISC</text:span>) or (<text:span text:style-name="T4">MIT</text:span>))</text:p>
        </text:list-item>
        <text:list-item>
          <text:p text:style-name="P13">A preview of the .json file will be made. If you type “<text:span text:style-name="T4">(yes)</text:span>”. Then, it will proceed to creating it. <text:span text:style-name="T10">Now within the same folder a .json file has been created</text:span></text:p>
        </text:list-item>
        <text:list-item>
          <text:p text:style-name="P14">Install the Express package </text:p>
          <text:list>
            <text:list-item>
              <text:p text:style-name="P5"><text:span text:style-name="T11">Follow the steps available at: </text:span><text:a xlink:type="simple" xlink:href="http://expressjs.com/en/starter/installing.html" text:style-name="Internet_20_link" text:visited-style-name="Visited_20_Internet_20_Link"><text:span text:style-name="T11">http://expressjs.com/en/starter/installing.html</text:span></text:a></text:p>
            </text:list-item>
            <text:list-item>
              <text:p text:style-name="P15">From the steps on the above site. We already followed everything in the above steps expect adding express. Therefore to add express type the following in CMD “<text:span text:style-name="T4">npm install express</text:span>”.</text:p>
              <text:list>
                <text:list-item>
                  <text:p text:style-name="P15">This will add express into the dependencies in the JSON file</text:p>
                </text:list-item>
                <text:list-item>
                  <text:p text:style-name="P16">Also, a “node_module” folder will be added. This folder contains the express package and all the packages that it depends on. Every time you add a package its name will be added to the dependencies and then the actual package and everything that it depends on will be added to the “node_modules” folder</text:p>
                </text:list-item>
              </text:list>
            </text:list-item>
          </text:list>
        </text:list-item>
      </text:list>
      <text:p text:style-name="P17"/>
      <text:p text:style-name="P7"><text:span text:style-name="T3">Utilizing Express to create a a single file app (e.g., Hello World example</text:span><text:span text:style-name="T14">)</text:span></text:p>
      <text:list xml:id="list4194379945" text:style-name="L3">
        <text:list-item>
          <text:p text:style-name="P19">Source: https://expressjs.com/en/starter/hello-world.html</text:p>
        </text:list-item>
        <text:list-item>
          <text:p text:style-name="P18">The following example is a single file app. Not an express generator app, which when used creates the scaffolding for a full app with numerous JS files, jade, templates, sub-directories, etc</text:p>
        </text:list-item>
        <text:list-item>
          <text:p text:style-name="P20">The purpose of the application: </text:p>
          <text:list>
            <text:list-item>
              <text:p text:style-name="P21">This web application will initialize a working server and constantly listen to web port of “3000” for connections. If anyone connects to that port it will respond with “hello world”. Otherwise, for all the other ports it will respond with “404 Not Found”</text:p>
            </text:list-item>
            <text:list-item>
              <text:p text:style-name="P22">A port is just a channel that communication of the internet occurs over</text:p>
            </text:list-item>
          </text:list>
        </text:list-item>
        <text:list-item>
          <text:p text:style-name="P18">The code that you should be pasted into the .js file is : </text:p>
        </text:list-item>
      </text:list>
      <text:p text:style-name="P23"><text:span text:style-name="T22">const</text:span> express = <text:span text:style-name="T20">require</text:span>('express');</text:p>
      <text:p text:style-name="P25">//Require the express package</text:p>
      <text:p text:style-name="P23"><text:soft-page-break/><text:span text:style-name="T22"/></text:p>
      <text:p text:style-name="P24"><text:span text:style-name="T30">app</text:span><text:span text:style-name="T21">.get("/", function(req,res){</text:span></text:p>
      <text:p text:style-name="P24"><text:span text:style-name="T21">res.send("&lt;h2&gt; Hi there &lt;/h2&gt;");</text:span></text:p>
      <text:p text:style-name="P24"><text:span text:style-name="T21">});</text:span></text:p>
      <text:p text:style-name="P27">// app.get is a method provided by express and it allows our server to react when a browser attempts to access the server by making a get request</text:p>
      <text:p text:style-name="P27">// app.get(The location of the get respect "/" means the root , call back function)</text:p>
      <text:p text:style-name="P27">// The app.get request with the "/" stands to what will happen when we make a get request to the home page (root directory)</text:p>
      <text:p text:style-name="P27">// response.send("hello"); <text:s/>or res.send("hello")-&gt; Using the send method of the response object. This will make your site have a single word response of "hello"</text:p>
      <text:p text:style-name="P23"><text:span text:style-name="T22"/></text:p>
      <text:p text:style-name="P23"><text:span text:style-name="T22">const</text:span> app = <text:span text:style-name="T20">express</text:span>();</text:p>
      <text:p text:style-name="P25">//app is a function that represents the express module</text:p>
      <text:p text:style-name="P23"><text:span text:style-name="T22">const</text:span> port = 3000;</text:p>
      <text:p text:style-name="P23"/>
      <text:p text:style-name="P23"/>
      <text:p text:style-name="P8"><text:span text:style-name="T19">app</text:span><text:span text:style-name="T16">.listen(</text:span><text:span text:style-name="T17">port, function() {</text:span></text:p>
      <text:p text:style-name="P8"><text:span text:style-name="T17">console.log(“server started on port 3000”</text:span><text:span text:style-name="T18">)</text:span><text:span text:style-name="T17">})</text:span><text:span text:style-name="T18">;</text:span></text:p>
      <text:p text:style-name="P26">//<text:span text:style-name="T31">This utilizes the listen method of the express module which will listen to the port 3000 of your server </text:span></text:p>
      <text:p text:style-name="P26">//<text:span text:style-name="T31">Then because of the addition of the call back function, every time we listen to port 3000 we will get the console.log message</text:span></text:p>
      <text:p text:style-name="P26"/>
      <text:list xml:id="list1356005221" text:style-name="L4">
        <text:list-item>
          <text:p text:style-name="P9"><text:span text:style-name="T23">The location of the specific port on your PC can be found by typing “</text:span><text:span text:style-name="T26">127.0.0.1:3000</text:span><text:span text:style-name="T23">” in the URL of any browser</text:span></text:p>
          <text:list>
            <text:list-item>
              <text:p text:style-name="P28"><text:span text:style-name="T23">N</text:span><text:span text:style-name="T24">ote you need to be running the script that initializes the server first and not exist it</text:span></text:p>
            </text:list-item>
            <text:list-item>
              <text:p text:style-name="P28"><text:span text:style-name="T24"><text:s/></text:span><text:span text:style-name="T25">If you get “</text:span><text:span text:style-name="T27">Cannot GET /</text:span><text:span text:style-name="T25">” this means that the server attempted to access port 3000 and did not get any response back</text:span></text:p>
              <text:list>
                <text:list-item>
                  <text:p text:style-name="P29"><text:span text:style-name="T25">T</text:span><text:span text:style-name="T24">he “</text:span><text:span text:style-name="T28">/</text:span><text:span text:style-name="T24">” represents the root directory of the site it is the same “</text:span><text:span text:style-name="T28">/</text:span><text:span text:style-name="T24">” in “</text:span><text:span text:style-name="T28">www.google.com/</text:span><text:span text:style-name="T24">”</text:spa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2T20:35:53.769612788</meta:creation-date>
    <dc:date>2022-09-15T22:44:23.784065633</dc:date>
    <meta:editing-duration>PT33M27S</meta:editing-duration>
    <meta:editing-cycles>5</meta:editing-cycles>
    <meta:generator>LibreOffice/6.4.7.2$Linux_X86_64 LibreOffice_project/40$Build-2</meta:generator>
    <meta:document-statistic meta:table-count="0" meta:image-count="0" meta:object-count="0" meta:page-count="2" meta:paragraph-count="48" meta:word-count="806" meta:character-count="4575" meta:non-whitespace-character-count="3833"/>
  </office:meta>
</office:document-meta>
</file>